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7000002BE93B611B0CADF3646.png" manifest:media-type="image/png"/>
  <manifest:file-entry manifest:full-path="Pictures/100000010000022900000141C63734A3C9690814.png" manifest:media-type="image/png"/>
  <manifest:file-entry manifest:full-path="Pictures/10000001000002E70000018205FB139C365BE7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314" officeooo:paragraph-rsid="001c0314"/>
    </style:style>
    <style:style style:name="T1" style:family="text">
      <style:text-properties officeooo:rsid="001c031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0"/><text:span text:style-name="T1">ASSIGNMENT 1</text:span></text:p>
      <text:p text:style-name="Standard"/>
      <text:p text:style-name="P1">Q1 ANS</text:p>
      <text:p text:style-name="P1"/>
      <text:p text:style-name="P1"><draw:frame draw:style-name="fr3" draw:name="Image1" text:anchor-type="char" svg:width="17cm" svg:height="8.832cm" draw:z-index="0"><draw:image xlink:href="Pictures/10000001000002E70000018205FB139C365BE721.png" xlink:type="simple" xlink:show="embed" xlink:actuate="onLoad" draw:mime-type="image/png"/></draw:frame>ODERS </text:p>
      <text:p text:style-name="P1"/>
      <text:p text:style-name="P1"/>
      <text:p text:style-name="P1">Q3 ANS</text:p>
      <text:p text:style-name="P1"><draw:frame draw:style-name="fr1" draw:name="Image3" text:anchor-type="char" svg:width="14.631cm" svg:height="8.493cm" draw:z-index="2"><draw:image xlink:href="Pictures/100000010000022900000141C63734A3C96908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2 ANS</text:p>
      <text:p text:style-name="P1"><draw:frame draw:style-name="fr2" draw:name="Image2" text:anchor-type="char" svg:width="17cm" svg:height="16.062cm" draw:z-index="1"><draw:image xlink:href="Pictures/10000001000002E7000002BE93B611B0CADF36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23:32.824324690</meta:creation-date>
    <dc:date>2023-09-13T17:30:35.761466838</dc:date>
    <meta:editing-duration>PT7M3S</meta:editing-duration>
    <meta:editing-cycles>1</meta:editing-cycles>
    <meta:document-statistic meta:table-count="0" meta:image-count="3" meta:object-count="0" meta:page-count="2" meta:paragraph-count="5" meta:word-count="9" meta:character-count="96" meta:non-whitespace-character-count="31"/>
    <meta:generator>LibreOffice/7.3.5.2$Linux_X86_64 LibreOffice_project/30$Build-2</meta:generator>
  </office:meta>
</office:document-meta>
</file>